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84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4.57mm"/>
    </style:style>
    <style:style style:name="co5" style:family="table-column">
      <style:table-column-properties fo:break-before="auto" style:column-width="189.81mm"/>
    </style:style>
    <style:style style:name="co6" style:family="table-column">
      <style:table-column-properties fo:break-before="auto" style:column-width="35.15mm"/>
    </style:style>
    <style:style style:name="co7" style:family="table-column">
      <style:table-column-properties fo:break-before="auto" style:column-width="106.5mm"/>
    </style:style>
    <style:style style:name="co8" style:family="table-column">
      <style:table-column-properties fo:break-before="auto" style:column-width="15.95mm"/>
    </style:style>
    <style:style style:name="co9" style:family="table-column">
      <style:table-column-properties fo:break-before="auto" style:column-width="57.54mm"/>
    </style:style>
    <style:style style:name="co10" style:family="table-column">
      <style:table-column-properties fo:break-before="auto" style:column-width="40.16mm"/>
    </style:style>
    <style:style style:name="co11" style:family="table-column">
      <style:table-column-properties fo:break-before="auto" style:column-width="14.36mm"/>
    </style:style>
    <style:style style:name="co12" style:family="table-column">
      <style:table-column-properties fo:break-before="auto" style:column-width="52.7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" style:family="table-cell" style:parent-style-name="Default" style:data-style-name="N10108"/>
    <style:style style:name="ce8" style:family="table-cell" style:parent-style-name="Default" style:data-style-name="N10108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108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inkaufslis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Stückliste BaSe HW rev3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nd: <text:date style:data-style-name="N2" text:date-value="2020-08-30">30.08.2020</text:date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Bezeichnung</text:p>
          </table:table-cell>
          <table:table-cell table:style-name="ce6" office:value-type="string" calcext:value-type="string">
            <text:p>Menge</text:p>
          </table:table-cell>
          <table:table-cell table:style-name="ce8" office:value-type="string" calcext:value-type="string">
            <text:p>Einzelpreis</text:p>
          </table:table-cell>
          <table:table-cell table:style-name="ce8" office:value-type="string" calcext:value-type="string">
            <text:p>Gesamtpreis</text:p>
          </table:table-cell>
          <table:table-cell table:style-name="ce3" office:value-type="string" calcext:value-type="string">
            <text:p>Link</text:p>
          </table:table-cell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ananaPi Mk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8.01" calcext:value-type="currency">
            <text:p>38,01 €</text:p>
          </table:table-cell>
          <table:table-cell table:formula="of:=[.C5]*[.D5]" office:value-type="currency" office:currency="EUR" office:value="38.01" calcext:value-type="currency">
            <text:p>38,01 €</text:p>
          </table:table-cell>
          <table:table-cell office:value-type="string" calcext:value-type="string">
            <text:p>https://www.conrad.de/de/p/banana-pi-bpi-m1-banana-pi-bpi-m1-1-gb-2-x-1-0-ghz-1196100.html</text:p>
          </table:table-cell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aSe_PWR_V3_2 Leiterplatte</text:p>
          </table:table-cell>
          <table:table-cell office:value-type="float" office:value="0.2" calcext:value-type="float">
            <text:p>0,2</text:p>
          </table:table-cell>
          <table:table-cell office:value-type="currency" office:currency="EUR" office:value="11.3" calcext:value-type="currency">
            <text:p>11,30 €</text:p>
          </table:table-cell>
          <table:table-cell table:formula="of:=[.C6]*[.D6]" office:value-type="currency" office:currency="EUR" office:value="2.26" calcext:value-type="currency">
            <text:p>2,26 €</text:p>
          </table:table-cell>
          <table:table-cell/>
        </table:table-row>
        <table:table-row table:style-name="ro2"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BaSe_PWR_V3_2 Bautei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5.79" calcext:value-type="currency">
            <text:p>45,79 €</text:p>
          </table:table-cell>
          <table:table-cell table:formula="of:=[.C7]*[.D7]" office:value-type="currency" office:currency="EUR" office:value="45.79" calcext:value-type="currency">
            <text:p>45,79 €</text:p>
          </table:table-cell>
          <table:table-cell office:value-type="string" calcext:value-type="string">
            <text:p>35,47 € <text:s/>bei 25 Stück</text:p>
          </table:table-cell>
        </table:table-row>
        <table:table-row table:style-name="ro2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Schrittmotor Treibermodul</text:p>
          </table:table-cell>
          <table:table-cell office:value-type="float" office:value="0.2" calcext:value-type="float">
            <text:p>0,2</text:p>
          </table:table-cell>
          <table:table-cell office:value-type="currency" office:currency="EUR" office:value="7.99" calcext:value-type="currency">
            <text:p>7,99 €</text:p>
          </table:table-cell>
          <table:table-cell table:formula="of:=[.C8]*[.D8]" office:value-type="currency" office:currency="EUR" office:value="1.598" calcext:value-type="currency">
            <text:p>1,60 €</text:p>
          </table:table-cell>
          <table:table-cell office:value-type="string" calcext:value-type="string">
            <text:p>https://www.amazon.de/ARCELI-kompatibles-Stepper-StepStick-Motortauchermodul-K%C3%BChlk%C3%B6rper-3D-Drucker-Controller-Rampen/dp/B07MY2SWQ5/ref=pd_day0_107_5/262-0946338-0660745?refRID=MHV9JQBE68WHW78VJW8S</text:p>
          </table:table-cell>
        </table:table-row>
        <table:table-row table:style-name="ro2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Micro-USB Stecker</text:p>
          </table:table-cell>
          <table:table-cell office:value-type="float" office:value="0.05" calcext:value-type="float">
            <text:p>0,05</text:p>
          </table:table-cell>
          <table:table-cell office:value-type="currency" office:currency="EUR" office:value="9.39" calcext:value-type="currency">
            <text:p>9,39 €</text:p>
          </table:table-cell>
          <table:table-cell table:formula="of:=[.C9]*[.D9]" office:value-type="currency" office:currency="EUR" office:value="0.4695" calcext:value-type="currency">
            <text:p>0,47 €</text:p>
          </table:table-cell>
          <table:table-cell office:value-type="string" calcext:value-type="string">
            <text:p>https://www.amazon.de/gp/product/B013FJKC28/ref=ppx_yo_dt_b_asin_title_o04_s00?ie=UTF8</text:p>
          </table:table-cell>
        </table:table-row>
        <table:table-row table:style-name="ro2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BaSe_HMI_V1_1 Leiterplatte</text:p>
          </table:table-cell>
          <table:table-cell office:value-type="float" office:value="0.2" calcext:value-type="float">
            <text:p>0,2</text:p>
          </table:table-cell>
          <table:table-cell office:value-type="currency" office:currency="EUR" office:value="6.3" calcext:value-type="currency">
            <text:p>6,30 €</text:p>
          </table:table-cell>
          <table:table-cell table:formula="of:=[.C10]*[.D10]" office:value-type="currency" office:currency="EUR" office:value="1.26" calcext:value-type="currency">
            <text:p>1,26 €</text:p>
          </table:table-cell>
          <table:table-cell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BaSe_HMI_V1_1 Bautei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77" calcext:value-type="currency">
            <text:p>4,77 €</text:p>
          </table:table-cell>
          <table:table-cell table:formula="of:=[.C11]*[.D11]" office:value-type="currency" office:currency="EUR" office:value="4.77" calcext:value-type="currency">
            <text:p>4,77 €</text:p>
          </table:table-cell>
          <table:table-cell office:value-type="string" calcext:value-type="string">
            <text:p>3,67 € bei 25 Stück, 2,93€ bei 100 Stück</text:p>
          </table:table-cell>
        </table:table-row>
        <table:table-row table:style-name="ro2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Display Modul</text:p>
          </table:table-cell>
          <table:table-cell office:value-type="float" office:value="0.2" calcext:value-type="float">
            <text:p>0,2</text:p>
          </table:table-cell>
          <table:table-cell office:value-type="currency" office:currency="EUR" office:value="10.49" calcext:value-type="currency">
            <text:p>10,49 €</text:p>
          </table:table-cell>
          <table:table-cell table:formula="of:=[.C12]*[.D12]" office:value-type="currency" office:currency="EUR" office:value="2.098" calcext:value-type="currency">
            <text:p>2,10 €</text:p>
          </table:table-cell>
          <table:table-cell office:value-type="string" calcext:value-type="string">
            <text:p>https://www.amazon.de/AZDelivery-HD44780-Display-Zeichen-Arduino/dp/B08216LXVQ/ref=sr_1_5?__mk_de_DE=%C3%85M%C3%85%C5%BD%C3%95%C3%91&amp;dchild=1&amp;keywords=display%2Bmodul%2B16x2&amp;qid=1598733173&amp;s=computers&amp;sr=1-5&amp;th=1</text:p>
          </table:table-cell>
        </table:table-row>
        <table:table-row table:style-name="ro2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BaSe_SATA_Adapter_Carriage_V1_1 Leiterplatte</text:p>
          </table:table-cell>
          <table:table-cell office:value-type="float" office:value="0.2" calcext:value-type="float">
            <text:p>0,2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C13]*[.D13]" office:value-type="currency" office:currency="EUR" office:value="0.6" calcext:value-type="currency">
            <text:p>0,60 €</text:p>
          </table:table-cell>
          <table:table-cell/>
        </table:table-row>
        <table:table-row table:style-name="ro2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BaSe_SATA_Adapter_Carriage_V1_1 Bautei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9" calcext:value-type="currency">
            <text:p>5,89 €</text:p>
          </table:table-cell>
          <table:table-cell table:formula="of:=[.C14]*[.D14]" office:value-type="currency" office:currency="EUR" office:value="5.89" calcext:value-type="currency">
            <text:p>5,89 €</text:p>
          </table:table-cell>
          <table:table-cell office:value-type="string" calcext:value-type="string">
            <text:p>5,61 € bei 25 Stück, <text:s/>4,60 € <text:s/>bei 100 Stück</text:p>
          </table:table-cell>
        </table:table-row>
        <table:table-row table:style-name="ro2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BaSe_SATA_Adapter_HDD_V1_1 Leiterplatte</text:p>
          </table:table-cell>
          <table:table-cell office:value-type="float" office:value="0.2" calcext:value-type="float">
            <text:p>0,2</text:p>
          </table:table-cell>
          <table:table-cell office:value-type="currency" office:currency="EUR" office:value="5" calcext:value-type="currency">
            <text:p>5,00 €</text:p>
          </table:table-cell>
          <table:table-cell table:formula="of:=[.C15]*[.D15]" office:value-type="currency" office:currency="EUR" office:value="1" calcext:value-type="currency">
            <text:p>1,00 €</text:p>
          </table:table-cell>
          <table:table-cell/>
        </table:table-row>
        <table:table-row table:style-name="ro2"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BaSe_SATA_Adapter_HDD_V1_1 Bautei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.39" calcext:value-type="currency">
            <text:p>10,39 €</text:p>
          </table:table-cell>
          <table:table-cell table:formula="of:=[.C16]*[.D16]" office:value-type="currency" office:currency="EUR" office:value="10.39" calcext:value-type="currency">
            <text:p>10,39 €</text:p>
          </table:table-cell>
          <table:table-cell office:value-type="string" calcext:value-type="string">
            <text:p>9,07 € bei 25 Stück, 8,22 € bei 100 Stück</text:p>
          </table:table-cell>
        </table:table-row>
        <table:table-row table:style-name="ro2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aSe_Auflager_Platinen_rev3.stl</text:p>
          </table:table-cell>
          <table:table-cell table:number-columns-repeated="4"/>
        </table:table-row>
        <table:table-row table:style-name="ro2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BaSe_Bodenplatte_rev3.stl</text:p>
          </table:table-cell>
          <table:table-cell table:number-columns-repeated="4"/>
        </table:table-row>
        <table:table-row table:style-name="ro2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BaSe_BP_HDD_rev1.stl</text:p>
          </table:table-cell>
          <table:table-cell table:number-columns-repeated="4"/>
        </table:table-row>
        <table:table-row table:style-name="ro2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BaSe_HMI_Display_Abstandsrahmen_rev1.stl</text:p>
          </table:table-cell>
          <table:table-cell table:number-columns-repeated="4"/>
        </table:table-row>
        <table:table-row table:style-name="ro2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BaSe_rev1_Spannlager_Gegenstueck_2020_07_19.stl</text:p>
          </table:table-cell>
          <table:table-cell table:number-columns-repeated="4"/>
        </table:table-row>
        <table:table-row table:style-name="ro2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BaSe_Schlitten_rev3_2020_07_19.stl</text:p>
          </table:table-cell>
          <table:table-cell table:number-columns-repeated="4"/>
        </table:table-row>
        <table:table-row table:style-name="ro2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Schrittmotor: Nema 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99" calcext:value-type="currency">
            <text:p>7,99 €</text:p>
          </table:table-cell>
          <table:table-cell table:formula="of:=[.C23]*[.D23]" office:value-type="currency" office:currency="EUR" office:value="7.99" calcext:value-type="currency">
            <text:p>7,99 €</text:p>
          </table:table-cell>
          <table:table-cell office:value-type="string" calcext:value-type="string">
            <text:p>https://www.ebay.de/itm/Schrittmotor-Nema-17-Stepper-Motor-32Ncm-1-2A-42x34mm-4-wire-1m-Cable-3D-Drucker/392587286914</text:p>
          </table:table-cell>
        </table:table-row>
        <table:table-row table:style-name="ro2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Gewindekupplungen</text:p>
          </table:table-cell>
          <table:table-cell office:value-type="float" office:value="0.2" calcext:value-type="float">
            <text:p>0,2</text:p>
          </table:table-cell>
          <table:table-cell office:value-type="currency" office:currency="EUR" office:value="7.99" calcext:value-type="currency">
            <text:p>7,99 €</text:p>
          </table:table-cell>
          <table:table-cell table:formula="of:=[.C24]*[.D24]" office:value-type="currency" office:currency="EUR" office:value="1.598" calcext:value-type="currency">
            <text:p>1,60 €</text:p>
          </table:table-cell>
          <table:table-cell office:value-type="string" calcext:value-type="string">
            <text:p>https://www.amazon.de/YOTINO-Wellenkupplungen-Schrittmotor-Koppler-Aluminiumlegierung-Gelenkverbinder/dp/B07D9JWNFC/ref=rtpb_32?refRID=5G7EF68D5XW4GS1ZEZXD</text:p>
          </table:table-cell>
        </table:table-row>
        <table:table-row table:style-name="ro2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Gewindestange (10cm)</text:p>
          </table:table-cell>
          <table:table-cell office:value-type="float" office:value="0.2" calcext:value-type="float">
            <text:p>0,2</text:p>
          </table:table-cell>
          <table:table-cell office:value-type="currency" office:currency="EUR" office:value="13.69" calcext:value-type="currency">
            <text:p>13,69 €</text:p>
          </table:table-cell>
          <table:table-cell table:formula="of:=[.C25]*[.D25]" office:value-type="currency" office:currency="EUR" office:value="2.738" calcext:value-type="currency">
            <text:p>2,74 €</text:p>
          </table:table-cell>
          <table:table-cell office:value-type="string" calcext:value-type="string">
            <text:p>https://www.amazon.de/Mavis-Laven-Gewindestange-Trapezgewindestange-Messingmutter-300mm/dp/B07SK6YZCM/ref=rtpb_52?refRID=72C5ZV956378RXT3DA71&amp;th=1</text:p>
          </table:table-cell>
        </table:table-row>
        <table:table-row table:style-name="ro2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Linearführung + Gleitlager + Spannbacken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13.49" calcext:value-type="currency">
            <text:p>13,49 €</text:p>
          </table:table-cell>
          <table:table-cell table:formula="of:=[.C26]*[.D26]" office:value-type="currency" office:currency="EUR" office:value="6.745" calcext:value-type="currency">
            <text:p>6,75 €</text:p>
          </table:table-cell>
          <table:table-cell office:value-type="string" calcext:value-type="string">
            <text:p>https://www.ebay.de/itm/2-X-400mm-8mm-Linearfuhrung-Gleitschiene-Welle-4-X-SBR20UU-Linearblock/373092586135?_trkparms=ispr%3D1&amp;amdata=enc%3AAQAFAAACcBaobrjLl8XobRIiIML1V4Imu%252Fn%252BzU5L90Z278x5ickk8ihYa55VeJusc0Ydu6jngyL5SMX1uWsH7qbMFKi4DtkmBsHQSmPjBsFEmqKS41PM5w2IJcj6E%252FZq1bTCXdam5Xh1jouEmKlHH9ovhCxDLFkQ9xU42tLBuZvqjeYpn1MHpp0VTe399H8ibxCfaDv37FpR7eekYMlBCKNdnkW08AVqFeHNP7x7jnP9pCN6ClZDB9INvjWufGEo9DWKoMyLuxP2n20Z%252FaIRTlVCx%252BOf3qNDtF09hho6C6gtjYDjuY%252FFXqYRpo1CSRpimSCUVFg7HH%252BjcjMDbitsOAQLzTQejJ5lIXlUPTBNbomRX6qUJLuUN5IqT2bO7iMRRWcYF%252BcxXk0IPkchZSRtUkGubGrmIBth%252B3T3oML0RIBa%252B3C99uDt53DkZI94V44lQTNObeMwRaxzBhj9inAgRdCBN8YvMHdM5gb9bO478g%252B%252FZ2oZxeRQ%252FUVlymDLErbqAy2wpeIymGAe2Uwux1oMCOz3OSx7kjxiFLwaSbBY25HSBi%252FaJjhoIGNCEZDrssUrIdc5hBVUYfix4KcCla90E1PLDIH84rrOuNHBmtnYTcTkjfRnUE3PjVkrgUX68oNdFwl5O9TdSUP1uuyvn2RoqOBVomOXaZgBkveD0tmgy4iqbEbMUcDlsI8FKHF66GDiTFLjXrKRRC%252BqP48iHaBTQgQAqJPaQY3XNx4HpTofpVAgPCxYR1M1bBHBkJRiw%252Bdlaafw%252F3ZP%252FvQ1Km1H%252BZUxs2aWnJTawvy4hnUZm9FMi9LTqTXKyWm7nTcrBAb7VfEa9Uh8oJFV8A%253D%253D%7Ccksum%3A37309258613577134581018e4203829156806fa40f2e%7Campid%3APL_CLK%7Cclp%3A2334524</text:p>
          </table:table-cell>
        </table:table-row>
        <table:table-row table:style-name="ro2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Endschalter (KW4-3Z-3 Schnappsch gs)</text:p>
          </table:table-cell>
          <table:table-cell table:formula="of:=2/5" office:value-type="float" office:value="0.4" calcext:value-type="float">
            <text:p>0,4</text:p>
          </table:table-cell>
          <table:table-cell office:value-type="currency" office:currency="EUR" office:value="4.09" calcext:value-type="currency">
            <text:p>4,09 €</text:p>
          </table:table-cell>
          <table:table-cell table:formula="of:=[.C27]*[.D27]" office:value-type="currency" office:currency="EUR" office:value="1.636" calcext:value-type="currency">
            <text:p>1,64 €</text:p>
          </table:table-cell>
          <table:table-cell office:value-type="string" calcext:value-type="string">
            <text:p>https://www.ebay.de/itm/5pcs-Mikro-Endschalter-lange-Hebel-Arm-Subminiatur-KW4-3Z-3-Schnappsch-gs/163894137501?ssPageName=STRK%3AMEBIDX%3AIT&amp;_trksid=p2060353.m2749.l2649</text:p>
          </table:table-cell>
        </table:table-row>
        <table:table-row table:style-name="ro2">
          <table:table-cell table:style-name="ce5" table:number-columns-repeated="3"/>
          <table:table-cell table:style-name="ce9" office:value-type="string" calcext:value-type="string">
            <text:p>Summe</text:p>
          </table:table-cell>
          <table:table-cell table:style-name="ce9" table:formula="of:=SUM([.E5:.E27])" office:value-type="currency" office:currency="EUR" office:value="134.8425" calcext:value-type="currency">
            <text:p>134,84 €</text:p>
          </table:table-cell>
          <table:table-cell table:style-name="ce5"/>
        </table:table-row>
        <table:table-row table:style-name="ro2" table:number-rows-repeated="104854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BaSe_PWR_V3_2_Stuecklist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Ref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PR</text:p>
          </table:table-cell>
          <table:table-cell office:value-type="string" calcext:value-type="string">
            <text:p>SPN</text:p>
          </table:table-cell>
        </table:table-row>
        <table:table-row table:style-name="ro2">
          <table:table-cell office:value-type="string" calcext:value-type="string">
            <text:p>C1;C16;C6;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99-7845-1-ND </text:p>
          </table:table-cell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<text:s/>311-1572-1-ND</text:p>
          </table:table-cell>
        </table:table-row>
        <table:table-row table:style-name="ro2">
          <table:table-cell office:value-type="string" calcext:value-type="string">
            <text:p>C24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11-1080-1-ND</text:p>
          </table:table-cell>
        </table:table-row>
        <table:table-row table:style-name="ro2">
          <table:table-cell office:value-type="string" calcext:value-type="string">
            <text:p>C2;C3;C10;C8;C13;C20;C17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7672-1-ND </text:p>
          </table:table-cell>
        </table:table-row>
        <table:table-row table:style-name="ro2">
          <table:table-cell office:value-type="string" calcext:value-type="string">
            <text:p>C11;C4</text:p>
          </table:table-cell>
          <table:table-cell office:value-type="string" calcext:value-type="string">
            <text:p>100µF</text:p>
          </table:table-cell>
          <table:table-cell office:value-type="string" calcext:value-type="string">
            <text:p>Capacitor_SMD:C_1210_3225Metric_Pad1.42x2.65mm_HandSold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<text:s/>587-1387-1-ND</text:p>
          </table:table-cell>
        </table:table-row>
        <table:table-row table:style-name="ro2">
          <table:table-cell office:value-type="string" calcext:value-type="string">
            <text:p>C5;C18;C15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acitor_SMD:C_1210_3225Metric_Pad1.42x2.65mm_HandSolder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276-1150-1-ND</text:p>
          </table:table-cell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acitor_SMD:C_1210_3225Metric_Pad1.42x2.65mm_HandSol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150-1-ND</text:p>
          </table:table-cell>
        </table:table-row>
        <table:table-row table:style-name="ro2">
          <table:table-cell office:value-type="string" calcext:value-type="string">
            <text:p>C19;C14</text:p>
          </table:table-cell>
          <table:table-cell office:value-type="string" calcext:value-type="string">
            <text:p>220µF</text:p>
          </table:table-cell>
          <table:table-cell office:value-type="string" calcext:value-type="string">
            <text:p>Capacitor_SMD:C_Elec_6.3x7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CE4537CT-ND </text:p>
          </table:table-cell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B4B-PH-K-S(LF)(SN)</text:p>
          </table:table-cell>
          <table:table-cell office:value-type="string" calcext:value-type="string">
            <text:p>Connector_JST:JST_PH_B4B-PH-K_1x04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 Sales America Inc.</text:p>
          </table:table-cell>
          <table:table-cell office:value-type="string" calcext:value-type="string">
            <text:p>B4B-PH-K-S(LF)(SN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706-ND</text:p>
          </table:table-cell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B9B-PH-K-S(LF)(SN)</text:p>
          </table:table-cell>
          <table:table-cell office:value-type="string" calcext:value-type="string">
            <text:p>Connector_JST:JST_PH_B9B-PH-K_1x09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 Sales America Inc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711-ND</text:p>
          </table:table-cell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BPi Supply</text:p>
          </table:table-cell>
          <table:table-cell office:value-type="string" calcext:value-type="string">
            <text:p>Connector_JST:JST_XH_S2B-XH-A_1x02_P2.5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2257-ND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float" office:value="824501121" calcext:value-type="float">
            <text:p>824501121</text:p>
          </table:table-cell>
          <table:table-cell office:value-type="string" calcext:value-type="string">
            <text:p>Diode_SMD:D_S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/>732-9949-1-ND</text:p>
          </table:table-cell>
        </table:table-row>
        <table:table-row table:style-name="ro2">
          <table:table-cell office:value-type="string" calcext:value-type="string">
            <text:p>D4;D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ode_SMD:D_SM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ode_SMD:D_SM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K64L-TPMSCT-ND</text:p>
          </table:table-cell>
        </table:table-row>
        <table:table-row table:style-name="ro2">
          <table:table-cell office:value-type="string" calcext:value-type="string">
            <text:p>D2;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123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N4148WRHGCT-ND </text:p>
          </table:table-cell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_Littelfuse-NANO2-451_4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3147CT-ND </text:p>
          </table:table-cell>
        </table:table-row>
        <table:table-row table:style-name="ro2">
          <table:table-cell office:value-type="string" calcext:value-type="string">
            <text:p>SCT1</text:p>
          </table:table-cell>
          <table:table-cell office:value-type="string" calcext:value-type="string">
            <text:p>A4988_Module</text:p>
          </table:table-cell>
          <table:table-cell office:value-type="string" calcext:value-type="string">
            <text:p>G7_Custom:A4988_Modu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FFC_Cable1</text:p>
          </table:table-cell>
          <table:table-cell office:value-type="float" office:value="151670333" calcext:value-type="float">
            <text:p>151670333</text:p>
          </table:table-cell>
          <table:table-cell office:value-type="string" calcext:value-type="string">
            <text:p>G7_Custom:BOM_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51670333" calcext:value-type="float">
            <text:p>15167033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6429-ND</text:p>
          </table:table-cell>
        </table:table-row>
        <table:table-row table:style-name="ro2">
          <table:table-cell office:value-type="string" calcext:value-type="string">
            <text:p>Cable_HDD_ENDSW_preconfected2</text:p>
          </table:table-cell>
          <table:table-cell office:value-type="string" calcext:value-type="string">
            <text:p>ASPHSPH24K152</text:p>
          </table:table-cell>
          <table:table-cell office:value-type="string" calcext:value-type="string">
            <text:p>G7_Custom:BOM_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HSPH24K15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3082-ND</text:p>
          </table:table-cell>
        </table:table-row>
        <table:table-row table:style-name="ro2">
          <table:table-cell office:value-type="string" calcext:value-type="string">
            <text:p>Cable_Stepper_preconfected1;Cable_Stepper_preconfected2;Cable_Stepper_preconfected3;Cable_Stepper_preconfected4</text:p>
          </table:table-cell>
          <table:table-cell office:value-type="string" calcext:value-type="string">
            <text:p>ASPHSPH24K51‎ </text:p>
          </table:table-cell>
          <table:table-cell office:value-type="string" calcext:value-type="string">
            <text:p>G7_Custom:BOM_ITE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‎455-3081-ND‎</text:p>
          </table:table-cell>
        </table:table-row>
        <table:table-row table:style-name="ro2">
          <table:table-cell office:value-type="string" calcext:value-type="string">
            <text:p>Cable_BPi_SPLY_preconfected2;Cable_BPi_SPLY_preconfected1</text:p>
          </table:table-cell>
          <table:table-cell office:value-type="string" calcext:value-type="string">
            <text:p>ASXHSXH22K51</text:p>
          </table:table-cell>
          <table:table-cell office:value-type="string" calcext:value-type="string">
            <text:p>G7_Custom:BOM_ITE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3239-ND</text:p>
          </table:table-cell>
        </table:table-row>
        <table:table-row table:style-name="ro2">
          <table:table-cell office:value-type="string" calcext:value-type="string">
            <text:p>Conn_Socket_Stepper1</text:p>
          </table:table-cell>
          <table:table-cell office:value-type="string" calcext:value-type="string">
            <text:p>PHR-4</text:p>
          </table:table-cell>
          <table:table-cell office:value-type="string" calcext:value-type="string">
            <text:p>G7_Custom:BOM_IT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164-ND</text:p>
          </table:table-cell>
        </table:table-row>
        <table:table-row table:style-name="ro2">
          <table:table-cell office:value-type="string" calcext:value-type="string">
            <text:p>Conn_Socket_at_Stepper1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G7_Custom:BOM_IT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/>455-1162-ND</text:p>
          </table:table-cell>
        </table:table-row>
        <table:table-row table:style-name="ro2">
          <table:table-cell office:value-type="string" calcext:value-type="string">
            <text:p>Conn_Socket_PWR_HDD1</text:p>
          </table:table-cell>
          <table:table-cell office:value-type="string" calcext:value-type="string">
            <text:p>PHR-9</text:p>
          </table:table-cell>
          <table:table-cell office:value-type="string" calcext:value-type="string">
            <text:p>G7_Custom:BOM_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R-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159-ND</text:p>
          </table:table-cell>
        </table:table-row>
        <table:table-row table:style-name="ro2">
          <table:table-cell office:value-type="string" calcext:value-type="string">
            <text:p>Conn_Socket_BPi_SPLY_atJ5;Conn_Socket_BPi_SPLY1</text:p>
          </table:table-cell>
          <table:table-cell office:value-type="string" calcext:value-type="string">
            <text:p>XHP-2</text:p>
          </table:table-cell>
          <table:table-cell office:value-type="string" calcext:value-type="string">
            <text:p>G7_Custom:BOM_ITE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2266-ND</text:p>
          </table:table-cell>
        </table:table-row>
        <table:table-row table:style-name="ro2">
          <table:table-cell office:value-type="string" calcext:value-type="string">
            <text:p>M1</text:p>
          </table:table-cell>
          <table:table-cell office:value-type="string" calcext:value-type="string">
            <text:p>BananaPi_M1</text:p>
          </table:table-cell>
          <table:table-cell office:value-type="string" calcext:value-type="string">
            <text:p>G7_Custom:BananaPi-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/>SAM1212-13-ND</text:p>
          </table:table-cell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12V Power In</text:p>
          </table:table-cell>
          <table:table-cell office:value-type="string" calcext:value-type="string">
            <text:p>G7_Custom:BarrelJack_Wuerth_6941xx3010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102A-ND</text:p>
          </table:table-cell>
        </table:table-row>
        <table:table-row table:style-name="ro2">
          <table:table-cell office:value-type="string" calcext:value-type="string">
            <text:p>FL1;FL2</text:p>
          </table:table-cell>
          <table:table-cell office:value-type="string" calcext:value-type="string">
            <text:p>CM2021Y330R-10</text:p>
          </table:table-cell>
          <table:table-cell office:value-type="string" calcext:value-type="string">
            <text:p>G7_Custom:CMC_Laird_CM2021Y330R-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40-2502-1-ND</text:p>
          </table:table-cell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Molex 0522071860</text:p>
          </table:table-cell>
          <table:table-cell office:value-type="string" calcext:value-type="string">
            <text:p>G7_Custom:Conn_FFC_Molex_52207-18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WM10954CT-ND</text:p>
          </table:table-cell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DebugAtTiny</text:p>
          </table:table-cell>
          <table:table-cell office:value-type="string" calcext:value-type="string">
            <text:p>G7_Custom:JST_XH_B4B-XH-AM_1x04_P2.50mm_Vert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2237-ND</text:p>
          </table:table-cell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LMZ12003</text:p>
          </table:table-cell>
          <table:table-cell office:value-type="string" calcext:value-type="string">
            <text:p>G7_Custom:LMZ12003_Handsold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MZ12003TZ-ADJ/NOPBCT-ND </text:p>
          </table:table-cell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LTC4359-MS8</text:p>
          </table:table-cell>
          <table:table-cell office:value-type="string" calcext:value-type="string">
            <text:p>G7_Custom:MSOP-8_3x3mm_P0.65mm_Py0.4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inear Technology/Analog Devices </text:p>
          </table:table-cell>
          <table:table-cell office:value-type="string" calcext:value-type="string">
            <text:p>LTC4359CMS8#TRPBF‎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4359CMS8#TRPBFCT-ND‎</text:p>
          </table:table-cell>
        </table:table-row>
        <table:table-row table:style-name="ro2">
          <table:table-cell office:value-type="string" calcext:value-type="string">
            <text:p>K1</text:p>
          </table:table-cell>
          <table:table-cell office:value-type="string" calcext:value-type="string">
            <text:p>EC2-12TNU</text:p>
          </table:table-cell>
          <table:table-cell office:value-type="string" calcext:value-type="string">
            <text:p>G7_Custom:Relay_Kemet_EC2-12T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C2-12TN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031-5-ND</text:p>
          </table:table-cell>
        </table:table-row>
        <table:table-row table:style-name="ro2">
          <table:table-cell office:value-type="string" calcext:value-type="string">
            <text:p>PCB1</text:p>
          </table:table-cell>
          <table:table-cell office:value-type="string" calcext:value-type="string">
            <text:p>BaSe_PWR_V3_2</text:p>
          </table:table-cell>
          <table:table-cell office:value-type="string" calcext:value-type="string">
            <text:p>G7_Labels:BaSe_PWR_V3_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FB3;FB4;FB5;FB6;FB7;FB10</text:p>
          </table:table-cell>
          <table:table-cell office:value-type="float" office:value="742792602" calcext:value-type="float">
            <text:p>742792602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/>732-4660-1-ND</text:p>
          </table:table-cell>
        </table:table-row>
        <table:table-row table:style-name="ro2">
          <table:table-cell office:value-type="string" calcext:value-type="string">
            <text:p>FB2</text:p>
          </table:table-cell>
          <table:table-cell office:value-type="float" office:value="742792093" calcext:value-type="float">
            <text:p>742792093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/>732-1609-1-ND</text:p>
          </table:table-cell>
        </table:table-row>
        <table:table-row table:style-name="ro2">
          <table:table-cell office:value-type="string" calcext:value-type="string">
            <text:p>H1;H2;H3;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2mm_M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ATtiny816-S</text:p>
          </table:table-cell>
          <table:table-cell office:value-type="string" calcext:value-type="string">
            <text:p>Package_SO:SOIC-20W_7.5x12.8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ATTINY816-SF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TTINY816-SFRCT-ND </text:p>
          </table:table-cell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ADG734</text:p>
          </table:table-cell>
          <table:table-cell office:value-type="string" calcext:value-type="string">
            <text:p>Package_SO:TSSOP-20_4.4x6.5mm_P0.65m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DG734BRUZ-REEL7CT-ND</text:p>
          </table:table-cell>
        </table:table-row>
        <table:table-row table:style-name="ro2">
          <table:table-cell office:value-type="string" calcext:value-type="string">
            <text:p>Q2;Q6;Q7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Package_TO_SOT_SMD:SOT-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SS123LT1GOSCT-ND </text:p>
          </table:table-cell>
        </table:table-row>
        <table:table-row table:style-name="ro2">
          <table:table-cell office:value-type="string" calcext:value-type="string">
            <text:p>U7</text:p>
          </table:table-cell>
          <table:table-cell office:value-type="string" calcext:value-type="string">
            <text:p>AP2204K-3.3</text:p>
          </table:table-cell>
          <table:table-cell office:value-type="string" calcext:value-type="string">
            <text:p>Package_TO_SOT_SMD:SOT-23-5_HandSolder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P2204K-3.3TRG1DICT-ND 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INA212</text:p>
          </table:table-cell>
          <table:table-cell office:value-type="string" calcext:value-type="string">
            <text:p>Package_TO_SOT_SMD:SOT-363_SC-70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exas Instruments </text:p>
          </table:table-cell>
          <table:table-cell office:value-type="string" calcext:value-type="string">
            <text:p>‎INA212AIDCKT‎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3586-1-ND</text:p>
          </table:table-cell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BSC028N06LS3</text:p>
          </table:table-cell>
          <table:table-cell office:value-type="string" calcext:value-type="string">
            <text:p>Package_TO_SOT_SMD:TDSON-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fineon Technologies </text:p>
          </table:table-cell>
          <table:table-cell office:value-type="string" calcext:value-type="string">
            <text:p>‎BSC028N06NSATMA1‎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SC028N06NSATMA1CT-ND‎</text:p>
          </table:table-cell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BSC093N04LS</text:p>
          </table:table-cell>
          <table:table-cell office:value-type="string" calcext:value-type="string">
            <text:p>Package_TO_SOT_SMD:TDSON-8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SC093N04LSGATMA1CT-ND</text:p>
          </table:table-cell>
        </table:table-row>
        <table:table-row table:style-name="ro2">
          <table:table-cell office:value-type="string" calcext:value-type="string">
            <text:p>Q1;Q5</text:p>
          </table:table-cell>
          <table:table-cell office:value-type="string" calcext:value-type="string">
            <text:p>BS170</text:p>
          </table:table-cell>
          <table:table-cell office:value-type="string" calcext:value-type="string">
            <text:p>Package_TO_SOT_THT:TO-92_Inlin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S170-D75ZCT-ND</text:p>
          </table:table-cell>
        </table:table-row>
        <table:table-row table:style-name="ro2">
          <table:table-cell office:value-type="string" calcext:value-type="string">
            <text:p>R13;R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11-47KGRCT-ND </text:p>
          </table:table-cell>
        </table:table-row>
        <table:table-row table:style-name="ro2">
          <table:table-cell office:value-type="string" calcext:value-type="string">
            <text:p>FB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11-47KGRCT-ND </text:p>
          </table:table-cell>
        </table:table-row>
        <table:table-row table:style-name="ro2">
          <table:table-cell office:value-type="string" calcext:value-type="string">
            <text:p>Rfbb1</text:p>
          </table:table-cell>
          <table:table-cell office:value-type="string" calcext:value-type="string">
            <text:p>1,87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20001CT-ND </text:p>
          </table:table-cell>
        </table:table-row>
        <table:table-row table:style-name="ro2">
          <table:table-cell office:value-type="string" calcext:value-type="string">
            <text:p>Rfbt1;R5;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11-10.0KHRCT-ND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11-1.00KHRCT-ND</text:p>
          </table:table-cell>
        </table:table-row>
        <table:table-row table:style-name="ro2">
          <table:table-cell office:value-type="string" calcext:value-type="string">
            <text:p>R24;R6;2k4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129689CT-ND</text:p>
          </table:table-cell>
        </table:table-row>
        <table:table-row table:style-name="ro2">
          <table:table-cell office:value-type="string" calcext:value-type="string">
            <text:p>R8;R11;R10;R9;R12;R2;Ron1;R15;R14;R17;2k3;R20;R4;R16;R2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11-47KGRCT-ND </text:p>
          </table:table-cell>
        </table:table-row>
        <table:table-row table:style-name="ro2">
          <table:table-cell office:value-type="string" calcext:value-type="string">
            <text:p>R7;R22;R21;R18;R26;R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11-47KGRCT-ND 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edon</text:p>
          </table:table-cell>
          <table:table-cell office:value-type="string" calcext:value-type="string">
            <text:p>CSR1206-0R001F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96-1369-1-ND</text:p>
          </table:table-cell>
        </table:table-row>
      </table:table>
      <table:table table:name="BaSe_HMI_V1_1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.00.0000</text:date>, <text:time style:data-style-name="N2" text:time-value="20:27:43.4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 Welsch</meta:initial-creator>
    <meta:creation-date>2020-03-16T21:03:26.941507852</meta:creation-date>
    <dc:date>2020-08-30T20:49:46.761000000</dc:date>
    <meta:editing-duration>PT1H30M21S</meta:editing-duration>
    <meta:editing-cycles>13</meta:editing-cycles>
    <meta:generator>LibreOffice/6.0.5.2$Windows_X86_64 LibreOffice_project/54c8cbb85f300ac59db32fe8a675ff7683cd5a16</meta:generator>
    <meta:document-statistic meta:table-count="3" meta:cell-count="560" meta:object-count="0"/>
  </office:meta>
</office:document-meta>
</file>